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19.25pt" style:font-size-complex="22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officeooo:rsid="00524866" officeooo:paragraph-rsid="00524866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officeooo:rsid="00535726" officeooo:paragraph-rsid="00535726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officeooo:rsid="0054f2ef" officeooo:paragraph-rsid="0054f2ef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officeooo:rsid="00562fa3" officeooo:paragraph-rsid="00562fa3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officeooo:rsid="00582e1c" officeooo:paragraph-rsid="00582e1c"/>
    </style:style>
    <style:style style:name="P10" style:family="paragraph" style:parent-style-name="Preformatted_20_Text">
      <style:paragraph-properties fo:text-align="start" style:justify-single-word="false"/>
      <style:text-properties style:font-name="Liberation Mono" officeooo:rsid="0059ed37" officeooo:paragraph-rsid="0059ed37"/>
    </style:style>
    <style:style style:name="P11" style:family="paragraph" style:parent-style-name="Preformatted_20_Text">
      <style:paragraph-properties fo:text-align="start" style:justify-single-word="false"/>
      <style:text-properties style:font-name="Liberation Mono" officeooo:rsid="005b3a58" officeooo:paragraph-rsid="005b3a58"/>
    </style:style>
    <style:style style:name="T1" style:family="text">
      <style:text-properties officeooo:rsid="0043037f"/>
    </style:style>
    <style:style style:name="T2" style:family="text">
      <style:text-properties officeooo:rsid="00562f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ssignmen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yan Dill</text:p>
      <text:p text:style-name="P3">CS 432</text:p>
      <text:p text:style-name="P3"><text:span text:style-name="T1">April 25</text:span>, 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1. <text:s/>Create a blog-term matrix. <text:s/>Start by grabbing 100 blogs; include:</text:p>
      <text:p text:style-name="P5"/>
      <text:p text:style-name="P5">http://f-measure.blogspot.com/</text:p>
      <text:p text:style-name="P5">http://ws-dl.blogspot.com/</text:p>
      <text:p text:style-name="P5"/>
      <text:p text:style-name="P5">and grab 98 more as per the method shown in class. <text:s/>Note that this</text:p>
      <text:p text:style-name="P5">method randomly chooses blogs and each student will separately do</text:p>
      <text:p text:style-name="P5">this process, so it is unlikely that these 98 blogs will be shared</text:p>
      <text:p text:style-name="P5">among students. <text:s/>In other words, no sharing of blog data. <text:s/>Upload</text:p>
      <text:p text:style-name="P5">to github your code for grabbing the blogs and provide a list of</text:p>
      <text:p text:style-name="P5">blog URIs, both in the report and in github.</text:p>
      <text:p text:style-name="P5"/>
      <text:p text:style-name="P5">Use the blog title as the identifier for each blog (and row of the</text:p>
      <text:p text:style-name="P5">matrix). <text:s/>Use the terms from every item/title (RSS) or entry/title</text:p>
      <text:p text:style-name="P5">(Atom) for the columns of the matrix. <text:s/>The values are the frequency</text:p>
      <text:p text:style-name="P5">of occurrence. <text:s/>Essentially you are replicating the format of the</text:p>
      <text:p text:style-name="P5">"blogdata.txt" file included with the PCI book code. <text:s/>Limit the</text:p>
      <text:p text:style-name="P5">number of terms to the most "popular" (i.e., frequent) 1000 terms,</text:p>
      <text:p text:style-name="P5">this is *after* the criteria on p. 32 (slide 8) has been satisfied.</text:p>
      <text:p text:style-name="P5">Remember that blogs are paginated.</text:p>
      <text:p text:style-name="P5"/>
      <text:p text:style-name="P6">For this assignment I created assignment7_1.py to find a list of 100 blogs. <text:s/>Here is a snippet of that code. </text:p>
      <text:p text:style-name="P6"/>
      <text:p text:style-name="P6"/>
      <text:p text:style-name="P6">import urllib.request</text:p>
      <text:p text:style-name="P6">from time import sleep</text:p>
      <text:p text:style-name="P6">x = 0</text:p>
      <text:p text:style-name="P6"/>
      <text:p text:style-name="P6">for x in range (0, 100):</text:p>
      <text:p text:style-name="P6"><text:s text:c="4"/>try:</text:p>
      <text:p text:style-name="P6"><text:s text:c="8"/>url = 'https://www.blogger.com/next-blog?navBar=true&amp;blogID=953024975153422094'</text:p>
      <text:p text:style-name="P6"><text:s text:c="8"/>response = urllib.request.urlopen(url)</text:p>
      <text:p text:style-name="P6"/>
      <text:p text:style-name="P6"/>
      <text:p text:style-name="P6"><text:s text:c="8"/>with open("blogs.txt", "a") as text_file:</text:p>
      <text:p text:style-name="P6"><text:s text:c="12"/>print(response.geturl(), file=text_file)</text:p>
      <text:p text:style-name="P6"><text:s text:c="8"/>sleep(2)</text:p>
      <text:p text:style-name="P6"><text:s text:c="8"/></text:p>
      <text:p text:style-name="P6"><text:s text:c="4"/>except:</text:p>
      <text:p text:style-name="P6"><text:s text:c="8"/>x = x - 1</text:p>
      <text:p text:style-name="P6"><text:s text:c="8"/>pass</text:p>
      <text:p text:style-name="P6"/>
      <text:p text:style-name="P7">Next I used assignment7_2.py to clean and prep the blog list for later use. <text:span text:style-name="T2">Then I used assignment7_3.py to create a list of words and blogs. <text:s/>Here is the list of words:</text:span></text:p>
      <text:p text:style-name="P7"/>
      <text:p text:style-name="P8">thoughts<text:tab/>ideas<text:tab/>bank<text:tab/>progress<text:tab/>board<text:tab/>easily<text:tab/>selection<text:tab/>government<text:tab/>experts<text:tab/>across<text:tab/>teachers<text:tab/>evening<text:tab/>form<text:tab/>interesting<text:tab/>matter<text:tab/>difference<text:tab/>whom<text:tab/>partner<text:tab/>journey<text:tab/>production<text:tab/>universities<text:tab/>approach<text:tab/>helps<text:tab/>tests<text:tab/>busy<text:tab/>november<text:tab/>writing<text:tab/>americans<text:tab/>allow<text:tab/>east<text:tab/>desire<text:tab/>name<text:tab/>hospital<text:tab/>o<text:tab/>america<text:tab/>chance<text:tab/>april<text:tab/>regular<text:tab/>spread<text:tab/>original<text:tab/>stuff<text:tab/>happens<text:tab/>visited<text:tab/>rest<text:tab/>chapter<text:tab/>practice<text:tab/>changed<text:tab/>join<text:tab/>effective<text:tab/>child<text:tab/>track<text:tab/>rights<text:tab/>taught<text:tab/>feelings<text:tab/>playing<text:tab/>hear<text:tab/>internal<text:tab/>v<text:tab/>exactly<text:tab/>community<text:tab/>seat<text:tab/>purchase<text:tab/>hall<text:tab/>associated<text:tab/>club<text:tab/>built<text:tab/>responsible<text:tab/>wait<text:tab/>rules<text:tab/>sense<text:tab/>gave<text:tab/>average<text:tab/>balance<text:tab/>places<text:tab/>tell<text:tab/>presence<text:tab/>moment<text:tab/>came<text:tab/>overall<text:tab/>season<text:tab/>thanks<text:tab/>realize<text:tab/>state<text:tab/>f<text:tab/>example<text:tab/>staff<text:tab/>somehow<text:tab/>designed<text:tab/>attend<text:tab/>invited<text:tab/>india<text:tab/>quality<text:tab/>various<text:tab/>pre<text:tab/>actually<text:tab/>birthday<text:tab/>master<text:tab/>near<text:tab/>technical<text:tab/>central<text:tab/>usa<text:tab/>handle<text:soft-page-break/><text:tab/>either<text:tab/>positive<text:tab/>allowed<text:tab/>fell<text:tab/>smile<text:tab/>k<text:tab/>mention<text:tab/>offering<text:tab/>trip<text:tab/>fine<text:tab/>closer<text:tab/>decided<text:tab/>groups<text:tab/>comes<text:tab/>recently<text:tab/>created<text:tab/>liked<text:tab/>released<text:tab/>continued<text:tab/>giving<text:tab/>especially<text:tab/>terms<text:tab/>meeting<text:tab/>providing<text:tab/>names<text:tab/>case<text:tab/>online<text:tab/>half<text:tab/>weird<text:tab/>thus<text:tab/>money<text:tab/>hotel<text:tab/>girls<text:tab/>glad<text:tab/>common<text:tab/>usual<text:tab/>south<text:tab/>involved<text:tab/>obviously<text:tab/>deal<text:tab/>tuesday<text:tab/>program<text:tab/>trying<text:tab/>view<text:tab/>image<text:tab/>d<text:tab/>picked<text:tab/>desk<text:tab/>towards<text:tab/>plans<text:tab/>listening<text:tab/>guide<text:tab/>members<text:tab/>beauty<text:tab/>month<text:tab/>wide<text:tab/>documents<text:tab/>several<text:tab/>boy<text:tab/>mass<text:tab/>nature<text:tab/>write<text:tab/>anyone<text:tab/>team<text:tab/>particular<text:tab/>cultural<text:tab/>states<text:tab/>international<text:tab/>l<text:tab/>window<text:tab/>responsibility<text:tab/>pretty<text:tab/>yourself<text:tab/>others<text:tab/>theme<text:tab/>beyond<text:tab/>floor<text:tab/>opportunity<text:tab/>driving<text:tab/>call<text:tab/>proud<text:tab/>joy<text:tab/>shot<text:tab/>admit<text:tab/>action<text:tab/>worry<text:tab/>council<text:tab/>author<text:tab/>applications<text:tab/>location<text:tab/>possible<text:tab/>sat<text:tab/>events<text:tab/>executive<text:tab/>rate<text:tab/>minute<text:tab/>maybe<text:tab/>institute<text:tab/>directly<text:tab/>rule<text:tab/>ones<text:tab/>she<text:tab/>blog<text:tab/>met<text:tab/>largest<text:tab/>teaching<text:tab/>academic<text:tab/>friday<text:tab/>gives<text:tab/>provided<text:tab/>tv<text:tab/>information<text:tab/>beginning<text:tab/>push<text:tab/>talked<text:tab/>assignment<text:tab/>capacity<text:tab/>door<text:tab/>respect<text:tab/>cold<text:tab/>become<text:tab/>basically<text:tab/>colleges<text:tab/>super<text:tab/>links<text:tab/>mr<text:tab/>guest<text:tab/>j<text:tab/>written<text:tab/>road<text:tab/>ahead<text:tab/>try<text:tab/>task<text:tab/>middle<text:tab/>reflect<text:tab/>highly<text:tab/>therefore<text:tab/>readers<text:tab/>fight<text:tab/>woman<text:tab/>false<text:tab/>north<text:tab/>ll<text:tab/>continue<text:tab/>king<text:tab/>live<text:tab/>support<text:tab/>customer<text:tab/>real<text:tab/>sister<text:tab/>fear<text:tab/>complete<text:tab/>however<text:tab/>sounds<text:tab/>hell<text:tab/>foreign<text:tab/>christmas<text:tab/>story<text:tab/>cup<text:tab/>advance<text:tab/>bill<text:tab/>touch<text:tab/>final<text:tab/>amp<text:tab/>early<text:tab/>established<text:tab/>comments<text:tab/>couldn<text:tab/>shop<text:tab/>popular<text:tab/>influence<text:tab/>en<text:tab/>born<text:tab/>related<text:tab/>feels<text:tab/>june<text:tab/>risk<text:tab/>outside<text:tab/>learn<text:tab/>dad<text:tab/>major<text:tab/>hours<text:tab/>cause<text:tab/>problem<text:tab/>conflict<text:tab/>planning<text:tab/>district<text:tab/>cool<text:tab/>choice<text:tab/>february<text:tab/>sunday<text:tab/>stated<text:tab/>heard<text:tab/>eating<text:tab/>carry<text:tab/>missing<text:tab/>mind<text:tab/>marketing<text:tab/>herself<text:tab/>cover<text:tab/>ever<text:tab/>expected<text:tab/>load<text:tab/>administration<text:tab/>visiting<text:tab/>although<text:tab/>competition<text:tab/>spot<text:tab/>beach<text:tab/>seeing<text:tab/>raised<text:tab/>line<text:tab/>york<text:tab/>didn<text:tab/>path<text:tab/>features<text:tab/>experience<text:tab/>parts<text:tab/>x<text:tab/>rd<text:tab/>afraid<text:tab/>california<text:tab/>considered<text:tab/>platform<text:tab/>stop<text:tab/>british<text:tab/>fact<text:tab/>quite<text:tab/>opportunities<text:tab/>appear<text:tab/>agree<text:tab/>pm<text:tab/>subject<text:tab/>primary<text:tab/>father<text:tab/>lived<text:tab/>wonder<text:tab/>river<text:tab/>p<text:tab/>white<text:tab/>conditions<text:tab/>successful<text:tab/>cost<text:tab/>force<text:tab/>report<text:tab/>aren<text:tab/>wondering<text:tab/>self<text:tab/>safe<text:tab/>eight<text:tab/>seriously<text:tab/>font<text:tab/>additional<text:tab/>indeed<text:tab/>physical<text:tab/>stand<text:tab/>sharing<text:tab/>posts<text:tab/>conversation<text:tab/>doesn<text:tab/>tomorrow<text:tab/>teacher<text:tab/>offer<text:tab/>letter<text:tab/>certain<text:tab/>note<text:tab/>dropped<text:tab/>close<text:tab/>th<text:tab/>clearly<text:tab/>choose<text:tab/>position<text:tab/>taking<text:tab/>requirements<text:tab/>says<text:tab/>men<text:tab/>losing<text:tab/>remains<text:tab/>believe<text:tab/>completed<text:tab/>individual<text:tab/>usually<text:tab/>series<text:tab/>starting<text:tab/>favorite<text:tab/>alone<text:tab/>ask<text:tab/>death<text:tab/>record<text:tab/>distance<text:tab/>ok<text:tab/>seven<text:tab/>scale<text:tab/>song<text:tab/>eye<text:tab/>enjoyed<text:tab/>contact<text:tab/>prepared<text:tab/>travel<text:tab/>building<text:tab/>main<text:tab/>further<text:tab/>weather<text:tab/>july<text:tab/>theory<text:tab/>source<text:tab/>mso<text:tab/>test<text:tab/>mean<text:tab/>worth<text:tab/>purpose<text:tab/>naturally<text:tab/>coffee<text:tab/>determine<text:tab/>announced<text:tab/>rather<text:tab/>interview<text:tab/>calls<text:tab/>night<text:tab/>skills<text:tab/>tstyle<text:tab/>police<text:tab/>remove<text:tab/>single<text:tab/>funds<text:tab/>save<text:tab/>assistant<text:tab/>walk<text:tab/>united<text:tab/>feeling<text:tab/>else<text:tab/>wouldn<text:tab/>exam<text:tab/>ages<text:tab/>ways<text:tab/>worried<text:tab/>unless<text:tab/>campus<text:tab/>space<text:tab/>mostly<text:tab/>pressure<text:tab/>ride<text:tab/>training<text:tab/>gt<text:tab/>fellow<text:tab/>spoke<text:tab/>works<text:tab/>reasons<text:tab/>short<text:tab/>activity<text:tab/>seems<text:tab/>copy<text:tab/>financial<text:tab/>courses<text:tab/>means<text:tab/>studying<text:tab/>provides<text:tab/>list<text:tab/>session<text:tab/>b<text:tab/>institutions<text:tab/>ultimately<text:tab/>student<text:tab/>advantage<text:tab/>onto<text:tab/>developed<text:tab/>soon<text:tab/>except<text:tab/>book<text:tab/>studies<text:tab/>tech<text:tab/>earth<text:tab/>enjoy<text:tab/>leaving<text:tab/>creating<text:tab/>requires<text:tab/>org<text:tab/>age<text:tab/>potential<text:tab/>face<text:tab/>water<text:tab/>paid<text:tab/>nearly<text:tab/>minor<text:tab/>sports<text:tab/>model<text:tab/>speed<text:tab/>adding<text:tab/>e<text:tab/>dance<text:tab/>sorry<text:tab/>required<text:tab/>mother<text:tab/>receive<text:tab/>together<text:tab/>remain<text:tab/>director<text:tab/>difficult<text:tab/>phone<text:tab/>margin<text:tab/>examples<text:tab/>morning<text:tab/>fill<text:tab/>design<text:tab/>military<text:tab/>stress<text:tab/>issue<text:tab/>aspect<text:tab/>pdf<text:tab/>ago<text:tab/>land<text:tab/>confidence<text:tab/>considering<text:tab/>okay<text:tab/>loss<text:tab/>deep<text:tab/>video<text:tab/>rates<text:tab/>release<text:tab/>somewhere<text:tab/>stories<text:tab/>calling<text:tab/>resources<text:tab/>young<text:tab/>advanced<text:tab/>law<text:tab/>discuss<text:tab/>challenge<text:tab/>thousands<text:tab/>continues<text:tab/>race<text:tab/>term<text:tab/>toward<text:tab/>graduate<text:tab/>economic<text:tab/>left<text:tab/>legal<text:tab/>whatever<text:tab/>candidates<text:tab/>based<text:tab/>available<text:tab/>gets<text:tab/>direction<text:tab/>count<text:tab/>teams<text:tab/>surprised<text:tab/>practices<text:tab/>share<text:tab/>movement<text:tab/>personally<text:tab/>speech<text:tab/>lives<text:tab/>period<text:tab/>might<text:tab/>hope<text:tab/>products<text:tab/>certainly<text:tab/>leadership<text:tab/>despite<text:tab/>problems<text:tab/>january<text:tab/>rise<text:tab/>setting<text:tab/>weight<text:tab/>variety<text:tab/>greater<text:tab/>center<text:tab/>answer<text:tab/>experienced<text:tab/>placed<text:tab/>option<text:tab/>whose<text:tab/>simple<text:tab/>section<text:tab/>business<text:tab/>articles<text:tab/>saying<text:tab/>advice<text:tab/>decisions<text:tab/>amazing<text:tab/>hair<text:tab/>st<text:tab/>late<text:tab/>question<text:tab/>latin<text:tab/>title<text:tab/>held<text:tab/>dream<text:tab/>papers<text:tab/>actions<text:tab/>phase<text:tab/>players<text:tab/>values<text:tab/>forced<text:tab/>happened<text:tab/>began<text:tab/>hour<text:tab/>background<text:tab/>resolution<text:tab/>committee<text:tab/>plan<text:tab/>music<text:tab/>words<text:tab/>parents<text:tab/>yesterday<text:tab/>watched<text:tab/>makes<text:tab/>para<text:tab/>effect<text:tab/>room<text:tab/>entire<text:tab/>focus<text:tab/>talking<text:tab/>price<text:tab/>wonderful<text:tab/>run<text:tab/>hit<text:tab/>evidence<text:tab/>truth<text:tab/>below<text:tab/>serve<text:tab/>power<text:tab/>faculty<text:tab/>positions<text:tab/>willing<text:tab/>notes<text:tab/>buying<text:tab/>accepted<text:tab/>honest<text:tab/>projects<text:tab/>hansi<text:tab/>table<text:tab/>infrastructure<text:tab/>bigger<text:tab/>current<text:tab/>policy<text:tab/>images<text:tab/>random<text:tab/>knew<text:tab/>managed<text:tab/>forward<text:tab/>growing<text:tab/>small<text:tab/>everyone<text:tab/>colleagues<text:tab/>ability<text:tab/>moving<text:tab/>john<text:tab/>presentation<text:tab/>employees<text:tab/>social<text:tab/>clean<text:tab/>anywhere<text:tab/>anymore<text:tab/>semester<text:tab/>apart<text:tab/>solutions<text:tab/>limited<text:tab/>expect<text:tab/>wear<text:tab/>spend<text:tab/>internet<text:tab/>found<text:tab/>hot<text:tab/>actual<text:tab/>summer<text:tab/>prefer<text:tab/>modern<text:tab/>grade<text:soft-page-break/><text:tab/>august<text:tab/>sit<text:tab/>order<text:tab/>four<text:tab/>healthy<text:tab/>guys<text:tab/>women<text:tab/>inside<text:tab/>football<text:tab/>sets<text:tab/>yes<text:tab/>enter<text:tab/>g<text:tab/>costs<text:tab/>according<text:tab/>wake<text:tab/>party<text:tab/>told<text:tab/>necessary<text:tab/>visit<text:tab/>older<text:tab/>mission<text:tab/>lead<text:tab/>rich<text:tab/>reality<text:tab/>female<text:tab/>sell<text:tab/>books<text:tab/>discussed<text:tab/>natural<text:tab/>measures<text:tab/>december<text:tab/>useful<text:tab/>journal<text:tab/>slow<text:tab/>became<text:tab/>link<text:tab/>green<text:tab/>museum<text:tab/>second<text:tab/>degree<text:tab/>analysis<text:tab/>nor<text:tab/>won<text:tab/>national<text:tab/>association<text:tab/>access<text:tab/>informed<text:tab/>correct<text:tab/>remember<text:tab/>bit<text:tab/>sent<text:tab/>thursday<text:tab/>items<text:tab/>increasing<text:tab/>previously<text:tab/>assignments<text:tab/>son<text:tab/>public<text:tab/>low<text:tab/>ten<text:tab/>account<text:tab/>red<text:tab/>buildings<text:tab/>basis<text:tab/>programs<text:tab/>effort<text:tab/>generation<text:tab/>show<text:tab/>grow<text:tab/>aware<text:tab/>benefits<text:tab/>spent<text:tab/>h<text:tab/>round<text:tab/>history<text:tab/>tired<text:tab/>wall<text:tab/>happy<text:tab/>american<text:tab/>eat<text:tab/>forget<text:tab/>develop<text:tab/>improve<text:tab/>pt<text:tab/>attending<text:tab/>pictures<text:tab/>among<text:tab/>encourage<text:tab/>connection<text:tab/>general<text:tab/>dr<text:tab/>accessible<text:tab/>environmental<text:tab/>bottom<text:tab/>require<text:tab/>earlier<text:tab/>changes<text:tab/>least<text:tab/>piece<text:tab/>de<text:tab/>higher<text:tab/>third<text:tab/>tried<text:tab/>version<text:tab/>easier<text:tab/>immediately<text:tab/>myself<text:tab/>becoming<text:tab/>comment<text:tab/>raise<text:tab/>machine<text:tab/>afternoon<text:tab/>prior<text:tab/>ensure<text:tab/>options<text:tab/>die<text:tab/>side<text:tab/>absolutely<text:tab/>florida<text:tab/>levels<text:tab/>currently<text:tab/>walked<text:tab/>cards<text:tab/>planned<text:tab/>creative<text:tab/>talk<text:tab/>decide<text:tab/>compared<text:tab/>seen<text:tab/>office<text:tab/>fun<text:tab/>catch<text:tab/>relationships<text:tab/>facilities<text:tab/>screen<text:tab/>published<text:tab/>determined<text:tab/>fish<text:tab/>sad<text:tab/>families<text:tab/>understand<text:tab/>communication<text:tab/>secondary<text:tab/>records<text:tab/>former<text:tab/>notice<text:tab/>service<text:tab/>level<text:tab/>field<text:tab/>haven<text:tab/>reading<text:tab/>shopping<text:tab/>techniques<text:tab/>key<text:tab/>growth<text:tab/>includes<text:tab/>complex<text:tab/>completely<text:tab/>wife<text:tab/>perfect<text:tab/>efforts<text:tab/>ended<text:tab/>meet<text:tab/>print<text:tab/>saw<text:tab/>review<text:tab/>parent<text:tab/>capital<text:tab/>strong<text:tab/>trump<text:tab/>vote<text:tab/>personal<text:tab/>hands<text:tab/>connect<text:tab/>whole<text:tab/>added<text:tab/>hand<text:tab/>teach<text:tab/>instead<text:tab/>meaning<text:tab/>development<text:tab/>act<text:tab/>shared<text:tab/>cases<text:tab/>street<text:tab/>wrong<text:tab/>recent<text:tab/>technology<text:tab/>wants<text:tab/>learning<text:tab/>poor<text:tab/>country<text:tab/>concept<text:tab/>arrived<text:tab/>looked<text:tab/>march<text:tab/>check<text:tab/>turned<text:tab/>relationship<text:tab/>surprise<text:tab/>brother<text:tab/>knows<text:tab/>energy<text:tab/>address<text:tab/>happening<text:tab/>girl<text:tab/>included<text:tab/>u<text:tab/>needed<text:tab/>mobile<text:tab/>interest<text:tab/>https<text:tab/>himself<text:tab/>miss<text:tab/>served<text:tab/>looks<text:tab/>attention<text:tab/>conference<text:tab/>voice<text:tab/>activities<text:tab/>event<text:tab/>seem<text:tab/>company<text:tab/>selling<text:tab/>engineering<text:tab/>earn<text:tab/>ms<text:tab/>global<text:tab/>jobs<text:tab/>passion<text:tab/>awareness<text:tab/>interested<text:tab/>kids<text:tab/>facebook<text:tab/>themselves<text:tab/>lunch<text:tab/>wasn<text:tab/>taken<text:tab/>aside<text:tab/>specific<text:tab/>budget<text:tab/>needs<text:tab/>proper<text:tab/>update<text:tab/>perhaps<text:tab/>size<text:tab/>putting<text:tab/>happiness<text:tab/>cute<text:tab/>avoid<text:tab/>group<text:tab/>beat<text:tab/>fall<text:tab/>often<text:tab/>months<text:tab/>speaking<text:tab/>wanted<text:tab/>organizations<text:tab/>living<text:tab/>facts<text:tab/>security<text:tab/>yeah<text:tab/>lots<text:tab/>opened<text:tab/>presented<text:tab/>six<text:tab/>videos<text:tab/>five<text:tab/>please<text:tab/>shall<text:tab/>within<text:tab/>store<text:tab/>food<text:tab/>uk<text:tab/>town<text:tab/>wrote<text:tab/>article<text:tab/>heart<text:tab/>figure<text:tab/>health<text:tab/>somewhat<text:tab/>buy<text:tab/>standing<text:tab/>pages<text:tab/>perspective<text:tab/>computer<text:tab/>c<text:tab/>clear<text:tab/>la<text:tab/>huge<text:tab/>less<text:tab/>traditional<text:tab/>society<text:tab/>lack<text:tab/>http<text:tab/>finding<text:tab/>traffic<text:tab/>art<text:tab/>air<text:tab/>per<text:tab/>imagine<text:tab/>twitter<text:tab/>experiences<text:tab/>press<text:tab/>mom<text:tab/>africa<text:tab/>fan<text:tab/>sun<text:tab/>miles<text:tab/>anything<text:tab/>developing<text:tab/>west<text:tab/>industry<text:tab/>classes<text:tab/>etc<text:tab/>regarding<text:tab/>direct<text:tab/>big<text:tab/>increase<text:tab/>opinion<text:tab/>dark<text:tab/>n<text:tab/>senior<text:tab/>along<text:tab/>london<text:tab/>previous<text:tab/>appreciate<text:tab/>percent<text:tab/>pay<text:tab/>private<text:tab/>september<text:tab/>product<text:tab/>head<text:tab/>ve<text:tab/>airport<text:tab/>weekend<text:tab/>code<text:tab/>participants<text:tab/>rare<text:tab/>bought<text:tab/>body<text:tab/>already<text:tab/>news<text:tab/>behind<text:tab/>fast<text:tab/>helpful<text:tab/>department<text:tab/>someone<text:tab/>boys<text:tab/>using<text:tab/>longer<text:tab/>blue<text:tab/>covered<text:tab/>systems<text:tab/>otherwise<text:tab/>education<text:tab/>edu<text:tab/>running<text:tab/>forms<text:tab/>park<text:tab/>passed<text:tab/>gain<text:tab/>bad<text:tab/>text<text:tab/>normal<text:tab/>front<text:tab/>october<text:tab/>r<text:tab/>picture<text:tab/>open<text:tab/>stuck<text:tab/>game<text:tab/>hoping<text:tab/>comfortable<text:tab/>recall<text:tab/>suggest<text:tab/>kind<text:tab/>message<text:tab/>fourth<text:tab/>application<text:tab/>president<text:tab/>applied<text:tab/>speak<text:tab/>types<text:tab/>appeared<text:tab/>area<text:tab/>oh<text:tab/>sort<text:tab/>everyday<text:tab/>co<text:tab/>bus<text:tab/>spending<text:tab/>straight<text:tab/>freedom<text:tab/>learned<text:tab/>watch<text:tab/>word<text:tab/>black<text:tab/>paper<text:tab/>countries<text:tab/>manager<text:tab/>organized<text:tab/>discussion<text:tab/>focused<text:tab/>house<text:tab/>web<text:tab/>loved<text:tab/>type<text:tab/>population<text:tab/>justice<text:tab/>sessions<text:tab/>read<text:tab/>hate<text:tab/>similar<text:tab/>reports<text:tab/>followed<text:tab/>washington<text:tab/>management<text:tab/>itself<text:tab/>solution<text:tab/>ground<text:tab/>located<text:tab/>moved<text:tab/>play<text:tab/>professional<text:tab/>attempt<text:tab/>break<text:tab/>leader<text:tab/>till<text:tab/>quiet<text:tab/>situation<text:tab/>answers<text:tab/>city<text:tab/>kept<text:tab/>customers<text:tab/>true<text:tab/>return<text:tab/>idea<text:tab/>historical<text:tab/>culture<text:tab/>accept<text:tab/>understanding<text:tab/>called<text:tab/>seemed<text:tab/>beautiful<text:tab/>pass<text:tab/>reason<text:tab/>collection<text:tab/>doubt<text:tab/>changing<text:tab/>importance<text:tab/>sitting<text:tab/>due<text:tab/>drink<text:tab/>listen<text:tab/>faces<text:tab/>photos<text:tab/>individuals<text:tab/>welcome<text:tab/>following<text:tab/>ascii<text:tab/>range<text:tab/>success<text:tab/>attended<text:tab/>movie<text:tab/>research<text:tab/>entered<text:tab/>twice<text:tab/>unfortunately<text:tab/>reach<text:tab/>friend<text:tab/>started<text:tab/>paying<text:tab/>signs<text:tab/>professionals<text:tab/>non<text:tab/>anyway<text:tab/>large<text:tab/>media<text:tab/>happen<text:tab/>yet<text:tab/>attitude<text:tab/>re<text:tab/>software<text:tab/>youtube<text:tab/>plus<text:tab/>brought<text:tab/>becomes<text:tab/>david<text:tab/>cut<text:tab/>resource<text:tab/>multiple<text:tab/>fit<text:tab/>above<text:tab/>wedding<text:tab/>numbers<text:tab/>friends<text:tab/>exercise<text:tab/>brain<text:tab/>companies<text:tab/>offered<text:tab/>control<text:tab/>apply<text:tab/>serious<text:tab/>materials<text:tab/>isn<text:tab/>finally<text:tab/>relevant<text:tab/>children<text:tab/>offers<text:tab/>box<text:tab/>method<text:tab/>awesome<text:tab/>guess<text:tab/>professor<text:tab/>million<text:tab/>played<text:tab/>lake<text:tab/>telling<text:tab/>services<text:tab/>site<text:tab/>biggest<text:tab/>updated<text:tab/>bed<text:tab/>asking<text:tab/>whether<text:tab/>knowledge<text:tab/>ran<text:tab/>specifically<text:tab/>pick<text:tab/>stopped<text:tab/>extremely<text:tab/>challenges<text:tab/>filled<text:tab/>present<text:tab/>stay<text:tab/>ready<text:tab/>educational<text:tab/>identify<text:tab/>leave<text:tab/>friendly<text:tab/>areas<text:tab/>graduation<text:tab/>indian<text:tab/>benefit<text:tab/>probably<text:tab/>childhood<text:tab/>result<text:tab/>court<text:tab/>special<text:tab/>bring<text:tab/>content<text:tab/>addition<text:tab/>annual<text:tab/>questions<text:tab/>step<text:tab/>arts<text:tab/>walking<text:tab/>photo<text:tab/>finished<text:tab/>sometimes<text:tab/>via<text:tab/>reached<text:tab/>click<text:tab/>add<text:tab/>sign<text:tab/>extra<text:tab/>goes<text:tab/>topics<text:tab/>care<text:soft-page-break/><text:tab/>consider<text:tab/>job<text:tab/>english<text:tab/>mine<text:tab/>helping<text:tab/>cross<text:tab/>prepare<text:tab/>doctor<text:tab/>page<text:tab/>meant<text:tab/>received<text:tab/>against<text:tab/>light<text:tab/>mark<text:tab/>provide<text:tab/>quick<text:tab/>ii<text:tab/>looking<text:tab/>man<text:tab/>material<text:tab/>science<text:tab/>god<text:tab/>monday<text:tab/>trust<text:tab/>car<text:tab/>leaders<text:tab/>devices<text:tab/>total<text:tab/>takes<text:tab/>chose<text:tab/>human<text:tab/>coming<text:tab/>bar<text:tab/>value<text:tab/>tips<text:tab/>worse<text:tab/>spring<text:tab/>lines<text:tab/>memory<text:tab/>likely<text:tab/>build<text:tab/>fire<text:tab/>methods<text:tab/>points<text:tab/>almost<text:tab/>sector<text:tab/>amount<text:tab/>net<text:tab/>thinking<text:tab/>hold<text:tab/>create<text:tab/>under<text:tab/>upon<text:tab/>www<text:tab/>war<text:tab/>submitted<text:tab/>system<text:tab/>moments<text:tab/>person<text:tab/>achieve<text:tab/>feedback<text:tab/>role<text:tab/>occasion<text:tab/>guy<text:tab/>explore<text:tab/>dead<text:tab/>returned<text:tab/>shows<text:tab/>context<text:tab/>secretary<text:tab/>though<text:tab/>statement<text:tab/>email<text:tab/>network<text:tab/>famous<text:tab/>named<text:tab/>nice<text:tab/>feet<text:tab/>station<text:tab/>data<text:tab/>political<text:tab/>issues<text:tab/>generally<text:tab/>project<text:tab/>thank<text:tab/>lost<text:tab/>search<text:tab/>nothing<text:tab/>sweet<text:tab/>campaign<text:tab/>member<text:tab/>mentioned<text:tab/>style<text:tab/>display<text:tab/>including<text:tab/>noticed<text:tab/>peace<text:tab/>sleep<text:tab/>process<text:tab/>quickly<text:tab/>daily<text:tab/>attack<text:tab/>demand<text:tab/>smart<text:tab/>schedule<text:tab/>led<text:tab/>local<text:tab/>wish<text:tab/>topic<text:tab/>eventually<text:tab/>digital<text:tab/>cannot<text:tab/>character<text:tab/>truly<text:tab/>honestly<text:tab/>restaurant<text:tab/>match<text:tab/>felt<text:tab/>supposed<text:tab/>easy<text:tab/>train<text:tab/>color<text:tab/>lower<text:tab/>weeks<text:tab/>minutes<text:tab/>performance<text:tab/>response<text:tab/>standard<text:tab/>excited<text:tab/>appropriate<text:tab/>saturday<text:tab/>funny<text:tab/>winter<text:tab/>went<text:tab/>couple<text:tab/>holding<text:tab/>top<text:tab/>movies<text:tab/>feature<text:tab/>sound<text:tab/>officer<text:tab/>active<text:tab/>watching<text:tab/>far<text:tab/>sport<text:tab/>maintain<text:tab/>move<text:tab/>goals<text:tab/>schools<text:tab/>enough<text:tab/>results<text:tab/>date<text:tab/>number<text:tab/>none<text:tab/>dreams<text:tab/>win<text:tab/>charge<text:tab/>knowing<text:tab/>google<text:tab/>langua</text:p>
      <text:p text:style-name="P8">ge<text:tab/>turn<text:tab/>waiting<text:tab/>drive<text:tab/>medical<text:tab/>safety<text:tab/>birth<text:tab/>score<text:tab/>curriculum<text:tab/>trade<text:tab/>asked eyes<text:tab/>finish<text:tab/>listed<text:tab/>decision<text:tab/>worked<text:tab/>realized<text:tab/>website<text:tab/>wednesday<text:tab/>tax<text:tab/>leading critical<text:tab/>allows<text:tab/>follow<text:tab/>basic<text:tab/>organization<text:tab/>goal<text:tab/>ourselves<text:tab/>impact<text:tab/>official study career<text:tab/>simply<text:tab/>agency<text:tab/>begin<text:tab/>include<text:tab/>library<text:tab/>throughout<text:tab/>exams definitely stage<text:tab/>particularly<text:tab/>showed<text:tab/>registration<text:tab/>fair<text:tab/>unique<text:tab/>games<text:tab/>market nation dinner<text:tab/>send<text:tab/>helped<text:tab/>gone<text:tab/>lose<text:tab/>recognize<text:tab/>besides<text:tab/>known<text:tab/>environment keeping<text:tab/>details<text:tab/>fully</text:p>
      <text:p text:style-name="P8"/>
      <text:p text:style-name="P8"/>
      <text:p text:style-name="P8">And here is the list of blogs:</text:p>
      <text:p text:style-name="P8"/>
      <text:p text:style-name="P8">GAME CHANGE HERS</text:p>
      <text:p text:style-name="P8">IPS BUSINESS SCHOOL</text:p>
      <text:p text:style-name="P8">Wear Your Heart on Your Shoulder, Be Almostwiser</text:p>
      <text:p text:style-name="P8">My Writing</text:p>
      <text:p text:style-name="P8">my artwork - aqua vitae</text:p>
      <text:p text:style-name="P8">Driver's Ed for Yeshiva Students</text:p>
      <text:p text:style-name="P8">The Scribbles of a Voyager</text:p>
      <text:p text:style-name="P8">Sunday Brunch .</text:p>
      <text:p text:style-name="P8">Engineers, Graduates &amp; Post Graduates Seeking 1st Job</text:p>
      <text:p text:style-name="P8">My Junior Year</text:p>
      <text:p text:style-name="P8">JayMykels World</text:p>
      <text:p text:style-name="P8">LAW&amp;@UCU</text:p>
      <text:p text:style-name="P8">FIELD OF VIEW</text:p>
      <text:p text:style-name="P8">Shoalanda Speaks</text:p>
      <text:p text:style-name="P8">Karis: (noun) greek; grace...</text:p>
      <text:p text:style-name="P8">Alex Broderick</text:p>
      <text:p text:style-name="P8">Inglesagil Looks @ EDITORIALS/VIDEO/MUSICA/DANZA/ART/TEXTILES/ EXPOVIAL / FERROVIAL 2012</text:p>
      <text:p text:style-name="P8">Ferrum College Football Report</text:p>
      <text:p text:style-name="P8">Post Secondary Education Blog</text:p>
      <text:p text:style-name="P8">Artricia's World: A Little bit of everything!</text:p>
      <text:p text:style-name="P8">Pier Points</text:p>
      <text:p text:style-name="P8">Internet Marketing and Publishing</text:p>
      <text:p text:style-name="P8">GTC Alumni Association</text:p>
      <text:p text:style-name="P8">ISU Ed. Leadershop</text:p>
      <text:p text:style-name="P8">Love and Rockets</text:p>
      <text:p text:style-name="P8">BUIKETALKS</text:p>
      <text:p text:style-name="P8">Freedom of Choice</text:p>
      <text:p text:style-name="P8">M J C - Empowering the Girl Child</text:p>
      <text:p text:style-name="P8">Online Homeland security</text:p>
      <text:p text:style-name="P8">Department of Communication Studies</text:p>
      <text:p text:style-name="P8">Cal Poly Dolly</text:p>
      <text:p text:style-name="P8"><text:soft-page-break/>nanopolitan</text:p>
      <text:p text:style-name="P8">Kirie-lea Cussen</text:p>
      <text:p text:style-name="P8">Noobie's Adventures In K-12 Computer Science Teaching</text:p>
      <text:p text:style-name="P8">Signals Processed</text:p>
      <text:p text:style-name="P8">Jacob G's Blog</text:p>
      <text:p text:style-name="P8">Nathaniel Rey D. Giron</text:p>
      <text:p text:style-name="P8">Young Journalists &amp; Writers</text:p>
      <text:p text:style-name="P8">F-Measure</text:p>
      <text:p text:style-name="P8">Eddy County Ag News</text:p>
      <text:p text:style-name="P8">Sarah the Explorer</text:p>
      <text:p text:style-name="P8">Engineers Without Borders Bangladesh</text:p>
      <text:p text:style-name="P8">Belog Makcik Anne</text:p>
      <text:p text:style-name="P8">Kevin In Beijing</text:p>
      <text:p text:style-name="P8">The HBCU Blog</text:p>
      <text:p text:style-name="P8">THE CRITIC OUTLET</text:p>
      <text:p text:style-name="P8">MEGAEVALUACIÓN</text:p>
      <text:p text:style-name="P8">Florida Coal Cracker Chronicles</text:p>
      <text:p text:style-name="P8">Free Nampeyo</text:p>
      <text:p text:style-name="P8">Think Create Discover</text:p>
      <text:p text:style-name="P8">Govt. Jobs 4 U</text:p>
      <text:p text:style-name="P8">The 2015 blogger</text:p>
      <text:p text:style-name="P8">Thinking Is Dangerous</text:p>
      <text:p text:style-name="P8">..the moving finger writes...</text:p>
      <text:p text:style-name="P8">CLASS BIAS AND RANDOM THINGS LAW REVIEW</text:p>
      <text:p text:style-name="P8">Alex the Entrepreneur</text:p>
      <text:p text:style-name="P8">Textual Studies, 1500-1800</text:p>
      <text:p text:style-name="P8">LZ SISTERS</text:p>
      <text:p text:style-name="P8">Cowboy's Gal's Blog</text:p>
      <text:p text:style-name="P8">AdilaLieow's</text:p>
      <text:p text:style-name="P8">Between the lines</text:p>
      <text:p text:style-name="P8">University of Waterloo BCS Student Blog</text:p>
      <text:p text:style-name="P8">M.A.JABBAR</text:p>
      <text:p text:style-name="P8">Learning + Design</text:p>
      <text:p text:style-name="P8">Breaking the Code</text:p>
      <text:p text:style-name="P8">B.E/B.Tech Admission through Management Quota/NRI Quota</text:p>
      <text:p text:style-name="P8">CSE Finance and Operations Blog</text:p>
      <text:p text:style-name="P8">Wiwid's</text:p>
      <text:p text:style-name="P8">Life is a Journey</text:p>
      <text:p text:style-name="P8">Katherine Taylor <text:s/>413-230-7477</text:p>
      <text:p text:style-name="P8">SurfnPoetry</text:p>
      <text:p text:style-name="P8">madsmaddad ramblings</text:p>
      <text:p text:style-name="P8">Thought-o-louge : Thoughts-in-words</text:p>
      <text:p text:style-name="P8">Times of wIKi</text:p>
      <text:p text:style-name="P8">SBCC Hannah</text:p>
      <text:p text:style-name="P8">wild throne</text:p>
      <text:p text:style-name="P8">Borland Educational News and Views</text:p>
      <text:p text:style-name="P8">Talk Time With Tori</text:p>
      <text:p text:style-name="P8">Rotten Hub</text:p>
      <text:p text:style-name="P8">NIRMAN for Education and the Arts, Varanasi, India</text:p>
      <text:p text:style-name="P8">Web Science and Digital Libraries Research Group</text:p>
      <text:p text:style-name="P8">National History Day - SF County</text:p>
      <text:p text:style-name="P8">Blogger attempt</text:p>
      <text:p text:style-name="P8">Otto's Random Thoughts</text:p>
      <text:p text:style-name="P8">jenny.riley (@ginnywryly)</text:p>
      <text:p text:style-name="P8">Facso 2017</text:p>
      <text:p text:style-name="P8">Saniaga Kamnara</text:p>
      <text:p text:style-name="P8">CLF's Journey from KL to Tokyo</text:p>
      <text:p text:style-name="P8">A Sixties Girl</text:p>
      <text:p text:style-name="P8">FAMOUS PAGE</text:p>
      <text:p text:style-name="P8"><text:soft-page-break/></text:p>
      <text:p text:style-name="P8">2. <text:s/>Create an ASCII and JPEG dendrogram that clusters (i.e., HAC)</text:p>
      <text:p text:style-name="P8">the most similar blogs (see slides 13 &amp; 14). <text:s/>Include the JPEG in</text:p>
      <text:p text:style-name="P8">your report and upload the ascii file to github (it will be too</text:p>
      <text:p text:style-name="P8">unwieldy for inclusion in the report).</text:p>
      <text:p text:style-name="P8"/>
      <text:p text:style-name="P8"/>
      <text:p text:style-name="P8">This one was difficult for me. <text:s/>I found some code that was very useful at https://stackoverflow.com/questions/12520537/python-how-to-make-a-dendrogram-from-a-dataframe. <text:s/>I used assignment7_4.py and assignment7_5.py to create a dendrogram and uploaded it to github.</text:p>
      <text:p text:style-name="P8"/>
      <text:p text:style-name="P9">3. <text:s/>Cluster the blogs using K-Means, using k=5,10,20. (see slide </text:p>
      <text:p text:style-name="P9">25). <text:s/>Print the values in each centroid, for each value of k. <text:s/>How</text:p>
      <text:p text:style-name="P9">many iterations were required for each value of k?</text:p>
      <text:p text:style-name="P9"/>
      <text:p text:style-name="P9">For this problem I created three separate programs, assignment7_6a – 7_6c. <text:s/>Each handled k=5, 10, and 20 respectively. <text:s/>For k=5 I got 11 iterations, for k = 10 I had 9 iterations, and for k = 20 I got 6 iterations.</text:p>
      <text:p text:style-name="P9"/>
      <text:p text:style-name="P9"/>
      <text:p text:style-name="P10">4. <text:s/>Use MDS to create a JPEG of the blogs similar to slide 29 of the </text:p>
      <text:p text:style-name="P10">week 11 lecture. <text:s/>How many iterations were required?</text:p>
      <text:p text:style-name="P10"/>
      <text:p text:style-name="P11">I uploaded the answer to this as MDS.py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43:41.982874475</meta:creation-date>
    <dc:date>2018-04-29T21:55:18.494146194</dc:date>
    <meta:editing-duration>PT4H47M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7" meta:paragraph-count="142" meta:word-count="2223" meta:character-count="15262" meta:non-whitespace-character-count="13074"/>
  </office:meta>
</office:document-meta>
</file>